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1425809138849211595" text:style-name="L1">
        <text:list-item>
          <text:p text:style-name="P11">mai intai studiez cererea apoi creez jocul, nu invers!!!!</text:p>
        </text:list-item>
        <text:list-item>
          <text:p text:style-name="P11">observ trendurile la jocuri si trendurile sociale</text:p>
        </text:list-item>
        <text:list-item>
          <text:p text:style-name="P11">copiez ideile deja bune care au succes si adaug chestii noi sau modific ce nu le place jucatorilor la caele jocuri</text:p>
        </text:list-item>
        <text:list-item>
          <text:p text:style-name="P11">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4105423698124563144" text:style-name="L2">
        <text:list-item>
          <text:p text:style-name="P12">fie il fac singur, fie ma asociez cu altii, fie angajez freelanceri</text:p>
        </text:list-item>
        <text:list-item>
          <text:p text:style-name="P12">folosesc principiul 80/20</text:p>
        </text:list-item>
      </text:list>
      <text:p text:style-name="P3"/>
      <text:p text:style-name="P3">3. Marketing</text:p>
      <text:list xml:id="list3291136141614365652" text:style-name="L3">
        <text:list-item>
          <text:p text:style-name="P13">cel mai impotant aspect!!!</text:p>
        </text:list-item>
        <text:list-item>
          <text:p text:style-name="P13">cea mai folositoare meoda de marketing e SEO/ASO!!!</text:p>
        </text:list-item>
        <text:list-item>
          <text:p text:style-name="P13">80% din vanzari vin pe baza ASO!!!</text:p>
        </text:list-item>
        <text:list-item>
          <text:p text:style-name="P13">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7064615931211493790" text:style-name="L4">
        <text:list-item>
          <text:p text:style-name="P15">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5">Unele dintre cele mai simle de emulat cu cele din genul "endless tap"</text:p>
        </text:list-item>
        <text:list-item>
          <text:p text:style-name="P15">observ trendurile sociale. Ex: Donald Trump, Kardashian, etc</text:p>
        </text:list-item>
        <text:list-item>
          <text:p text:style-name="P15">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9">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10"><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10"/>
      <text:p text:style-name="P4">Trebuie sa fac jocuri care sa induca jucatorul in starea de FLOW!!!!</text:p>
      <text:p text:style-name="P4"/>
      <text:p text:style-name="P4">Cum intru in starea de flow cand lucrez/ma joc/invat, etc????</text:p>
      <text:list xml:id="list6426362572801046401" text:style-name="L5">
        <text:list-item>
          <text:p text:style-name="P16">taskul trebuie sa fie simplu si clar</text:p>
        </text:list-item>
        <text:list-item>
          <text:p text:style-name="P16">trebuie sa primesc feedback imediat</text:p>
        </text:list-item>
        <text:list-item>
          <text:p text:style-name="P16">trebuie sa fiu 100% concentrat</text:p>
        </text:list-item>
        <text:list-item>
          <text:p text:style-name="P16"><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8333840865373851294" text:style-name="L6">
        <text:list-item>
          <text:p text:style-name="P17">Aleg o idee de joc. Am in minte cam ce trebuie sa faca jucatorul, nivele, grafica, gameplay, caracteristici, etc</text:p>
        </text:list-item>
        <text:list-item>
          <text:p text:style-name="P17">Intru pe AppStore/PlayStore si caut jocuri similare</text:p>
        </text:list-item>
        <text:list-item>
          <text:p text:style-name="P17">Studiez jocutrile similare gasite</text:p>
        </text:list-item>
        <text:list-item>
          <text:p text:style-name="P17">Ma uit la reviewurile acelor jocuri, mai ales la cele mai <text:span text:style-name="T1">CRITICE</text:span>. Util esunt si cele "most helpful".</text:p>
        </text:list-item>
        <text:list-item>
          <text:p text:style-name="P17">Imi fac un tabel cu toate acele info din reviewuri si chestii pe care clientii si le doresc in acel joc. Si voi crea jocul pe baza acelor cerinte.</text:p>
        </text:list-item>
        <text:list-item>
          <text:p text:style-name="P19">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2607035120428552664" text:style-name="L7">
        <text:list-item>
          <text:p text:style-name="P18">las de-o parte teoria</text:p>
        </text:list-item>
        <text:list-item>
          <text:p text:style-name="P18">creez multe jocuri</text:p>
        </text:list-item>
        <text:list-item>
          <text:p text:style-name="P18">invat din propriile greseli si ma imbunatatesc</text:p>
        </text:list-item>
        <text:list-item>
          <text:p text:style-name="P18">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6"><text:span text:style-name="T8">PT este ceea ce imi dicteaza grafica, gameplayul, etc. PT cel mai profitabil sunt copii intre 7-13 ani. </text:span></text:p>
      <text:p text:style-name="P6"><text:span text:style-name="T8"/></text:p>
      <text:p text:style-name="P6"><text:span text:style-name="T8">Pot sa vad care e cererea pe Appstore sau Playstore si sa cercetez celelate piete mai mici sava daca exista jocuri similare cu cele in demand de pe AS si PS. Daca vad ca nu prea sunt, pot sa ma bag acolo si sa fac aplicatii pentru acele piete.</text:span></text:p>
      <text:p text:style-name="P6"><text:span text:style-name="T8"/></text:p>
      <text:p text:style-name="P6"><text:span text:style-name="T8">Cel mai bine merg jocurile repetitve (Angry Birds) si cele care sunt addictive (Flappy Bird) mai ales ca oamenii le joaca, in primul rand, in timp ce asteapta la metrou, stau degeaba, etc, pentru a omora timpul. Deci, e indicat sa fac jocuri foarte simple sar sa arate bin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6M56S</meta:editing-duration>
    <meta:editing-cycles>65</meta:editing-cycles>
    <meta:generator>OpenOffice/4.1.3$Win32 OpenOffice.org_project/413m1$Build-9783</meta:generator>
    <dc:date>2018-04-18T16:55:07.31</dc:date>
    <meta:document-statistic meta:table-count="0" meta:image-count="0" meta:object-count="0" meta:page-count="4" meta:paragraph-count="70" meta:word-count="1048" meta:character-count="5822"/>
    <meta:user-defined meta:name="Info 1"/>
    <meta:user-defined meta:name="Info 2"/>
    <meta:user-defined meta:name="Info 3"/>
    <meta:user-defined meta:name="Info 4"/>
  </office:meta>
</office:document-meta>
</file>